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3.0228in"/>
    </style:style>
    <style:style style:name="co5" style:family="table-column">
      <style:table-column-properties fo:break-before="auto" style:column-width="2.798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table:style-name="ce15"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table:style-name="ce14"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dhattan…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21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5:11:08.050292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3-03T15:11:16.776150901</dc:date>
    <meta:editing-duration>P12DT11H34M4S</meta:editing-duration>
    <meta:editing-cycles>296</meta:editing-cycles>
    <meta:generator>LibreOffice/6.4.6.2$Linux_X86_64 LibreOffice_project/40$Build-2</meta:generator>
    <meta:document-statistic meta:table-count="2" meta:cell-count="155" meta:object-count="0"/>
  </office:meta>
</office:document-meta>
</file>